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12cm" fo:min-width="12.04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12cm" fo:min-width="16.61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546cm" fo:min-width="3.452cm"/>
      <style:paragraph-properties style:writing-mode="lr-tb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co1" style:family="table-column">
      <style:table-column-properties style:column-width="2.808cm" style:use-optimal-column-width="false"/>
    </style:style>
    <style:style style:name="co2" style:family="table-column">
      <style:table-column-properties style:column-width="2.086cm" style:use-optimal-column-width="false"/>
    </style:style>
    <style:style style:name="co3" style:family="table-column">
      <style:table-column-properties style:column-width="2.12cm" style:use-optimal-column-width="false"/>
    </style:style>
    <style:style style:name="co4" style:family="table-column">
      <style:table-column-properties style:column-width="2.795cm" style:use-optimal-column-width="false"/>
    </style:style>
    <style:style style:name="co5" style:family="table-column">
      <style:table-column-properties style:column-width="2.814cm" style:use-optimal-column-width="false"/>
    </style:style>
    <style:style style:name="co6" style:family="table-column">
      <style:table-column-properties style:column-width="2.164cm" style:use-optimal-column-width="false"/>
    </style:style>
    <style:style style:name="co7" style:family="table-column">
      <style:table-column-properties style:column-width="2.149cm" style:use-optimal-column-width="false"/>
    </style:style>
    <style:style style:name="co8" style:family="table-column">
      <style:table-column-properties style:column-width="2.166cm" style:use-optimal-column-width="false"/>
    </style:style>
    <style:style style:name="co9" style:family="table-column">
      <style:table-column-properties style:column-width="2.913cm" style:use-optimal-column-width="false"/>
    </style:style>
    <style:style style:name="co10" style:family="table-column">
      <style:table-column-properties style:column-width="2.113cm" style:use-optimal-column-width="false"/>
    </style:style>
    <style:style style:name="co11" style:family="table-column">
      <style:table-column-properties style:column-width="2.84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0.846cm" style:use-optimal-row-height="false"/>
    </style:style>
    <style:style style:name="ro3" style:family="table-row">
      <style:table-row-properties style:row-height="0.6cm" style:use-optimal-row-height="false"/>
    </style:style>
    <style:style style:name="ro4" style:family="table-row">
      <style:table-row-properties style:row-height="0.781cm" style:use-optimal-row-height="fals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2.616cm" svg:height="3.887cm" svg:x="14.816cm" svg:y="4.9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1"/>
            <table:table-row table:style-name="ro1" table:default-cell-style-name="gray3">
              <table:table-cell/>
              <table:table-cell table:number-columns-spanned="2">
                <text:p>ETH</text:p>
              </table:table-cell>
              <table:covered-table-cell/>
              <table:table-cell table:number-columns-spanned="2">
                <text:p>IP</text:p>
              </table:table-cell>
              <table:covered-table-cell/>
            </table:table-row>
            <table:table-row table:style-name="ro1" table:default-cell-style-name="gray2">
              <table:table-cell/>
              <table:table-cell>
                <text:p>smac</text:p>
              </table:table-cell>
              <table:table-cell>
                <text:p>dmac</text:p>
              </table:table-cell>
              <table:table-cell>
                <text:p>sip</text:p>
              </table:table-cell>
              <table:table-cell>
                <text:p>dip</text:p>
              </table:table-cell>
            </table:table-row>
            <table:table-row table:style-name="ro1" table:default-cell-style-name="gray1">
              <table:table-cell>
                <text:p>request</text:p>
              </table:table-cell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>
                <text:p>reply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7.159cm" svg:height="3.887cm" svg:x="10.414cm" svg:y="11.55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2" table:default-cell-style-name="gray3">
              <table:table-cell/>
              <table:table-cell table:number-columns-spanned="2">
                <text:p>ETH</text:p>
              </table:table-cell>
              <table:covered-table-cell/>
              <table:table-cell table:number-columns-spanned="4">
                <text:p>ARP</text:p>
              </table:table-cell>
              <table:covered-table-cell/>
              <table:covered-table-cell/>
              <table:covered-table-cell/>
            </table:table-row>
            <table:table-row table:style-name="ro3" table:default-cell-style-name="gray2">
              <table:table-cell/>
              <table:table-cell>
                <text:p>smac</text:p>
              </table:table-cell>
              <table:table-cell>
                <text:p>dmac</text:p>
              </table:table-cell>
              <table:table-cell>
                <text:p>smac</text:p>
              </table:table-cell>
              <table:table-cell>
                <text:p>sip</text:p>
              </table:table-cell>
              <table:table-cell>
                <text:p>tmac</text:p>
              </table:table-cell>
              <table:table-cell>
                <text:p>tip</text:p>
              </table:table-cell>
            </table:table-row>
            <table:table-row table:style-name="ro3" table:default-cell-style-name="gray1">
              <table:table-cell>
                <text:p>request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gray2">
              <table:table-cell>
                <text:p>reply</text:p>
              </table:table-cell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" draw:text-style-name="P1" draw:layer="layout" svg:width="12.544cm" svg:height="0.762cm" svg:x="14.888cm" svg:y="4.064cm">
          <text:p text:style-name="P1">ICM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117cm" svg:height="0.762cm" svg:x="10.414cm" svg:y="10.668cm">
          <text:p text:style-name="P1">ARP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588cm" svg:height="2.54cm" svg:x="4.572cm" svg:y="2.54cm">
          <text:p text:style-name="P1">gateway</text:p>
          <text:p text:style-name="P1">&lt;mac&gt;</text:p>
          <text:p text:style-name="P1">&lt;ip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588cm" svg:height="2.54cm" svg:x="1.27cm" svg:y="6.858cm">
          <text:p text:style-name="P1">you</text:p>
          <text:p text:style-name="P2">&lt;mac&gt;</text:p>
          <text:p text:style-name="P2">&lt;ip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5.588cm" svg:height="2.54cm" svg:x="7.366cm" svg:y="6.858cm">
          <text:p text:style-name="P1">me</text:p>
          <text:p text:style-name="P2">&lt;mac&gt;</text:p>
          <text:p text:style-name="P2">&lt;ip&gt;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2T04:51:22.197349147</meta:creation-date>
    <dc:date>2020-04-02T15:25:57.125527542</dc:date>
    <meta:editing-duration>PT1H12M7S</meta:editing-duration>
    <meta:editing-cycles>11</meta:editing-cycles>
    <meta:generator>LibreOffice/6.4.1.2$Linux_X86_64 LibreOffice_project/40$Build-2</meta:generator>
    <meta:document-statistic meta:object-count="30"/>
  </office:meta>
</office:document-meta>
</file>